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040a" officeooo:paragraph-rsid="000e040a"/>
    </style:style>
    <style:style style:name="P2" style:family="paragraph" style:parent-style-name="Standard">
      <style:text-properties officeooo:rsid="000e4f23" officeooo:paragraph-rsid="000e4f23"/>
    </style:style>
    <style:style style:name="P3" style:family="paragraph" style:parent-style-name="Standard">
      <style:text-properties officeooo:rsid="0010027c" officeooo:paragraph-rsid="0010027c"/>
    </style:style>
    <style:style style:name="P4" style:family="paragraph" style:parent-style-name="Standard">
      <style:text-properties officeooo:rsid="001271aa" officeooo:paragraph-rsid="001271aa"/>
    </style:style>
    <style:style style:name="P5" style:family="paragraph" style:parent-style-name="Standard">
      <style:text-properties officeooo:rsid="001380b8" officeooo:paragraph-rsid="001380b8"/>
    </style:style>
    <style:style style:name="P6" style:family="paragraph" style:parent-style-name="Standard">
      <style:text-properties officeooo:rsid="0013f200" officeooo:paragraph-rsid="0013f200"/>
    </style:style>
    <style:style style:name="P7" style:family="paragraph" style:parent-style-name="Standard">
      <style:text-properties officeooo:rsid="00153441" officeooo:paragraph-rsid="0013f200"/>
    </style:style>
    <style:style style:name="P8" style:family="paragraph" style:parent-style-name="Standard">
      <style:text-properties officeooo:rsid="00172f65" officeooo:paragraph-rsid="00172f65"/>
    </style:style>
    <style:style style:name="P9" style:family="paragraph" style:parent-style-name="Standard">
      <style:text-properties officeooo:rsid="00172f65" officeooo:paragraph-rsid="001b0bd1"/>
    </style:style>
    <style:style style:name="P10" style:family="paragraph" style:parent-style-name="Standard">
      <style:text-properties officeooo:rsid="0018ae71" officeooo:paragraph-rsid="0018ae71"/>
    </style:style>
    <style:style style:name="P11" style:family="paragraph" style:parent-style-name="Standard">
      <style:text-properties officeooo:rsid="001a5710" officeooo:paragraph-rsid="001a5710"/>
    </style:style>
    <style:style style:name="P12" style:family="paragraph" style:parent-style-name="Standard">
      <style:text-properties officeooo:rsid="001b0bd1" officeooo:paragraph-rsid="001b0bd1"/>
    </style:style>
    <style:style style:name="P13" style:family="paragraph" style:parent-style-name="Standard">
      <style:text-properties officeooo:rsid="001c90d6" officeooo:paragraph-rsid="001c90d6"/>
    </style:style>
    <style:style style:name="P14" style:family="paragraph" style:parent-style-name="Standard">
      <style:text-properties officeooo:rsid="001e2253" officeooo:paragraph-rsid="001e2253"/>
    </style:style>
    <style:style style:name="P15" style:family="paragraph" style:parent-style-name="Standard">
      <style:text-properties officeooo:rsid="001e2253" officeooo:paragraph-rsid="0021297f"/>
    </style:style>
    <style:style style:name="P16" style:family="paragraph" style:parent-style-name="Standard">
      <style:text-properties officeooo:rsid="001f8c2b" officeooo:paragraph-rsid="001f8c2b"/>
    </style:style>
    <style:style style:name="P17" style:family="paragraph" style:parent-style-name="Standard">
      <style:text-properties officeooo:rsid="001f8c2b" officeooo:paragraph-rsid="0025c5b4"/>
    </style:style>
    <style:style style:name="P18" style:family="paragraph" style:parent-style-name="Standard">
      <style:text-properties officeooo:rsid="0021297f" officeooo:paragraph-rsid="0021297f"/>
    </style:style>
    <style:style style:name="P19" style:family="paragraph" style:parent-style-name="Standard">
      <style:text-properties officeooo:rsid="002299c8" officeooo:paragraph-rsid="002299c8"/>
    </style:style>
    <style:style style:name="P20" style:family="paragraph" style:parent-style-name="Standard">
      <style:text-properties officeooo:paragraph-rsid="0023f685"/>
    </style:style>
    <style:style style:name="P21" style:family="paragraph" style:parent-style-name="Standard" style:list-style-name="L1">
      <style:text-properties officeooo:rsid="00255544" officeooo:paragraph-rsid="00255544"/>
    </style:style>
    <style:style style:name="P22" style:family="paragraph" style:parent-style-name="Standard">
      <style:text-properties officeooo:rsid="0025c5b4" officeooo:paragraph-rsid="0025c5b4"/>
    </style:style>
    <style:style style:name="P23" style:family="paragraph" style:parent-style-name="Standard" style:list-style-name="L2">
      <style:text-properties officeooo:rsid="0025c5b4" officeooo:paragraph-rsid="0025c5b4"/>
    </style:style>
    <style:style style:name="P24" style:family="paragraph" style:parent-style-name="Standard">
      <style:text-properties officeooo:rsid="002739a3" officeooo:paragraph-rsid="002739a3"/>
    </style:style>
    <style:style style:name="P25" style:family="paragraph" style:parent-style-name="Standard" style:list-style-name="L3">
      <style:text-properties officeooo:rsid="002739a3" officeooo:paragraph-rsid="002739a3"/>
    </style:style>
    <style:style style:name="P26" style:family="paragraph" style:parent-style-name="Standard" style:list-style-name="L3">
      <style:text-properties officeooo:rsid="00283558" officeooo:paragraph-rsid="00283558"/>
    </style:style>
    <style:style style:name="P27" style:family="paragraph" style:parent-style-name="Standard">
      <style:paragraph-properties fo:break-before="page"/>
      <style:text-properties officeooo:rsid="001c90d6" officeooo:paragraph-rsid="001c90d6"/>
    </style:style>
    <style:style style:name="T1" style:family="text">
      <style:text-properties officeooo:rsid="0010ad47"/>
    </style:style>
    <style:style style:name="T2" style:family="text">
      <style:text-properties officeooo:rsid="001271aa"/>
    </style:style>
    <style:style style:name="T3" style:family="text">
      <style:text-properties officeooo:rsid="0013f200"/>
    </style:style>
    <style:style style:name="T4" style:family="text">
      <style:text-properties officeooo:rsid="0018ae71"/>
    </style:style>
    <style:style style:name="T5" style:family="text">
      <style:text-properties officeooo:rsid="001a5710"/>
    </style:style>
    <style:style style:name="T6" style:family="text">
      <style:text-properties officeooo:rsid="001b0bd1"/>
    </style:style>
    <style:style style:name="T7" style:family="text">
      <style:text-properties officeooo:rsid="001da361"/>
    </style:style>
    <style:style style:name="T8" style:family="text">
      <style:text-properties officeooo:rsid="0021297f"/>
    </style:style>
    <style:style style:name="T9" style:family="text">
      <style:text-properties officeooo:rsid="0023f685"/>
    </style:style>
    <style:style style:name="T10" style:family="text">
      <style:text-properties officeooo:rsid="0025c5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://www.php.net/">http://www.php.net/</text:a></text:p>
      <text:p text:style-name="P4"><text:a xlink:type="simple" xlink:href="http://www.w3schools.com/">http://www.w3schools.com/</text:a></text:p>
      <text:p text:style-name="P4"/>
      <text:p text:style-name="P4"/>
      <text:p text:style-name="Standard"/>
      <text:p text:style-name="P1">01_holamundo.<text:span text:style-name="T1">php</text:span></text:p>
      <text:p text:style-name="P1"/>
      <text:p text:style-name="P2">ejecución php por comando</text:p>
      <text:p text:style-name="P2">aperturay cierre de php <text:span text:style-name="T2">(ejecutar sin cierre y ejecutar sin apertura)</text:span></text:p>
      <text:p text:style-name="P2"/>
      <text:p text:style-name="P3"/>
      <text:p text:style-name="P3">02_argumentos.<text:span text:style-name="T1">php</text:span></text:p>
      <text:p text:style-name="P3"/>
      <text:p text:style-name="P3">llamada por consola con argumentos</text:p>
      <text:p text:style-name="P4">variables empiezan con $</text:p>
      <text:p text:style-name="P4"/>
      <text:p text:style-name="P5">03_<text:span text:style-name="T3">argumentos</text:span>.php</text:p>
      <text:p text:style-name="P4"/>
      <text:p text:style-name="P6">acceso arrays</text:p>
      <text:p text:style-name="P10">No se indica tipo de dato (string, int...), php intenta funcionar como sea.</text:p>
      <text:p text:style-name="P10">Llamada con un número</text:p>
      <text:p text:style-name="P8">llamada sin argumento =&gt; <text:span text:style-name="T5">Notice =&gt; php continúa ejecutándose</text:span></text:p>
      <text:p text:style-name="P9">Tipos de errores: Notice, Error, <text:span text:style-name="T6">Deprecated... </text:span></text:p>
      <text:p text:style-name="P11">Cambiar código para producir Fatal Error =&gt; php se detiene</text:p>
      <text:p text:style-name="P8"/>
      <text:p text:style-name="P7"/>
      <text:p text:style-name="P8">0<text:span text:style-name="T4">4</text:span>_html.php</text:p>
      <text:p text:style-name="P8"/>
      <text:p text:style-name="P12">Propósito de php =&gt; páginas html</text:p>
      <text:p text:style-name="P12"/>
      <text:p text:style-name="P12"/>
      <text:p text:style-name="P9">0<text:span text:style-name="T6">5</text:span>_html.php</text:p>
      <text:p text:style-name="P9"/>
      <text:p text:style-name="P12">código fuera de etiquetas php</text:p>
      <text:p text:style-name="P12"/>
      <text:p text:style-name="P12"/>
      <text:p text:style-name="P4"/>
      <text:p text:style-name="P4"/>
      <text:p text:style-name="P27">10_<text:span text:style-name="T7">html.php</text:span></text:p>
      <text:p text:style-name="P13"/>
      <text:p text:style-name="P13">Ejecutar php en servidor web (desde navegador).</text:p>
      <text:p text:style-name="P16">Notice y otros errores =&gt; muchas veces están ocultos</text:p>
      <text:p text:style-name="P16">Más adelante vemos paso de variables</text:p>
      <text:p text:style-name="P16">Más adelante vemos display_errors</text:p>
      <text:p text:style-name="P13"/>
      <text:p text:style-name="P13"/>
      <text:p text:style-name="P14"><text:bookmark-start text:name="__DdeLink__5_1278980818"/>11_variaspaginas<text:bookmark-end text:name="__DdeLink__5_1278980818"/></text:p>
      <text:p text:style-name="P14"/>
      <text:p text:style-name="P19">Por defecto se ejecuta index.php o index.html...</text:p>
      <text:p text:style-name="P20"><text:span text:style-name="T9">URL </text:span>(Uniform Resource Locator)</text:p>
      <text:list xml:id="list291179759966512363" text:style-name="L1">
        <text:list-item>
          <text:p text:style-name="P21">Esquema o protocolo: http:</text:p>
        </text:list-item>
        <text:list-item>
          <text:p text:style-name="P21">Autoridad o máquina: 127.0.0.1</text:p>
        </text:list-item>
        <text:list-item>
          <text:p text:style-name="P21">Puerto: :80</text:p>
        </text:list-item>
        <text:list-item>
          <text:p text:style-name="P21">Ruta: /11_variaspaginas/index.php</text:p>
        </text:list-item>
        <text:list-item>
          <text:p text:style-name="P21">Consulta: ?nombre=carlos&amp;apellido=herrera</text:p>
          <text:p text:style-name="P21"/>
        </text:list-item>
      </text:list>
      <text:p text:style-name="P16"/>
      <text:p text:style-name="P13"/>
      <text:p text:style-name="P13"/>
      <text:p text:style-name="P13"/>
      <text:p text:style-name="P15">1<text:span text:style-name="T8">2</text:span>_variaspaginas.php</text:p>
      <text:p text:style-name="P15"/>
      <text:p text:style-name="P18">includes/requires</text:p>
      <text:p text:style-name="P18"/>
      <text:p text:style-name="P18"/>
      <text:p text:style-name="P18"/>
      <text:p text:style-name="P18"/>
      <text:p text:style-name="P17">La memoria de php se destruye tras cada ejecución. No hay persistencia de variables. <text:span text:style-name="T10">Soluciones:</text:span></text:p>
      <text:list xml:id="list4514233754563049938" text:style-name="L2">
        <text:list-item>
          <text:p text:style-name="P23">Base de datos</text:p>
        </text:list-item>
        <text:list-item>
          <text:p text:style-name="P23">Ficheros</text:p>
        </text:list-item>
        <text:list-item>
          <text:p text:style-name="P23">Sesión</text:p>
        </text:list-item>
        <text:list-item>
          <text:p text:style-name="P23">Cookies</text:p>
          <text:p text:style-name="P23"/>
        </text:list-item>
      </text:list>
      <text:p text:style-name="P22">Herramientas de desarrollo</text:p>
      <text:p text:style-name="P22">methods: GET, POST, PUT, DELETE</text:p>
      <text:p text:style-name="P22"/>
      <text:p text:style-name="P22"/>
      <text:p text:style-name="P24">Métodos de php para depuración:</text:p>
      <text:list xml:id="list167145729341035484" text:style-name="L3">
        <text:list-item>
          <text:p text:style-name="P25">echo</text:p>
        </text:list-item>
        <text:list-item>
          <text:p text:style-name="P25">print_r</text:p>
        </text:list-item>
        <text:list-item>
          <text:p text:style-name="P25">var_dump</text:p>
        </text:list-item>
        <text:list-item>
          <text:p text:style-name="P25">exit</text:p>
        </text:list-item>
        <text:list-item>
          <text:p text:style-name="P26">console.log (para javascript en el navegado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2:28:59.872726448</meta:creation-date>
    <dc:date>2016-05-23T13:36:13.528539708</dc:date>
    <meta:editing-duration>PT1H5M58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201" meta:character-count="1356" meta:non-whitespace-character-count="1217"/>
  </office:meta>
</office:document-meta>
</file>